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7997" officeooo:paragraph-rsid="00137997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37997" officeooo:paragraph-rsid="00137997" style:font-weight-asian="bold" style:font-weight-complex="bold"/>
    </style:style>
    <style:style style:name="P3" style:family="paragraph" style:parent-style-name="Standard">
      <style:text-properties style:font-name="Arial" fo:font-weight="bold" officeooo:rsid="00137997" officeooo:paragraph-rsid="00137997" style:font-weight-asian="bold" style:font-weight-complex="bold"/>
    </style:style>
    <style:style style:name="P4" style:family="paragraph" style:parent-style-name="Standard">
      <style:text-properties style:font-name="Arial" fo:font-weight="bold" officeooo:rsid="00152111" officeooo:paragraph-rsid="00152111" style:font-weight-asian="bold" style:font-weight-complex="bold"/>
    </style:style>
    <style:style style:name="P5" style:family="paragraph" style:parent-style-name="Standard">
      <style:text-properties style:font-name="Arial" fo:font-weight="bold" officeooo:rsid="0019c910" officeooo:paragraph-rsid="001ae41a" style:font-weight-asian="bold" style:font-weight-complex="bold"/>
    </style:style>
    <style:style style:name="P6" style:family="paragraph" style:parent-style-name="Standard">
      <style:text-properties style:font-name="Arial" fo:font-weight="bold" officeooo:rsid="001b2fbf" officeooo:paragraph-rsid="001b2fb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weight="bold" officeooo:rsid="00137997" officeooo:paragraph-rsid="00137997" style:font-size-asian="22pt" style:font-weight-asian="bold" style:font-size-complex="22pt" style:font-weight-complex="bold"/>
    </style:style>
    <style:style style:name="P8" style:family="paragraph" style:parent-style-name="Standard">
      <style:text-properties style:font-name="Arial" officeooo:rsid="00152111" officeooo:paragraph-rsid="00152111"/>
    </style:style>
    <style:style style:name="P9" style:family="paragraph" style:parent-style-name="Standard">
      <style:text-properties style:font-name="Arial" officeooo:rsid="00175269" officeooo:paragraph-rsid="00175269"/>
    </style:style>
    <style:style style:name="P10" style:family="paragraph" style:parent-style-name="Standard">
      <style:text-properties style:font-name="Arial" fo:font-size="10pt" officeooo:rsid="00175269" officeooo:paragraph-rsid="00175269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rsid="00175269" officeooo:paragraph-rsid="00175269" style:font-size-asian="10pt" style:font-size-complex="10pt"/>
    </style:style>
    <style:style style:name="P12" style:family="paragraph" style:parent-style-name="Standard">
      <style:text-properties style:font-name="Arial" officeooo:rsid="0019c910" officeooo:paragraph-rsid="0019c910"/>
    </style:style>
    <style:style style:name="P13" style:family="paragraph" style:parent-style-name="Standard">
      <style:text-properties style:font-name="Arial" officeooo:rsid="0019c910" officeooo:paragraph-rsid="001ae41a"/>
    </style:style>
    <style:style style:name="P14" style:family="paragraph" style:parent-style-name="Standard">
      <style:text-properties style:font-name="Arial" officeooo:rsid="001a55b3" officeooo:paragraph-rsid="001a55b3"/>
    </style:style>
    <style:style style:name="P15" style:family="paragraph" style:parent-style-name="Standard">
      <style:text-properties style:font-name="Arial" officeooo:rsid="0019c910" officeooo:paragraph-rsid="0019c910" fo:background-color="#ffff00"/>
    </style:style>
    <style:style style:name="P16" style:family="paragraph" style:parent-style-name="Standard">
      <style:text-properties style:font-name="Arial" officeooo:rsid="0019c910" officeooo:paragraph-rsid="001ae41a" fo:background-color="#ffff00"/>
    </style:style>
    <style:style style:name="P17" style:family="paragraph" style:parent-style-name="Standard">
      <style:text-properties style:font-name="Arial" officeooo:rsid="001a55b3" officeooo:paragraph-rsid="001a55b3" fo:background-color="#ffff00"/>
    </style:style>
    <style:style style:name="P18" style:family="paragraph" style:parent-style-name="Standard">
      <style:text-properties style:font-name="Arial" officeooo:rsid="001a55b3" officeooo:paragraph-rsid="001ae41a" fo:background-color="#ffff00"/>
    </style:style>
    <style:style style:name="P19" style:family="paragraph" style:parent-style-name="Standard">
      <style:text-properties style:font-name="Arial" officeooo:rsid="001ae41a" officeooo:paragraph-rsid="001ae41a" fo:background-color="#ffff00"/>
    </style:style>
    <style:style style:name="P20" style:family="paragraph" style:parent-style-name="Standard">
      <style:text-properties style:font-name="Arial" officeooo:rsid="0019c910" officeooo:paragraph-rsid="0019c910" fo:background-color="#d4ea6b"/>
    </style:style>
    <style:style style:name="P21" style:family="paragraph" style:parent-style-name="Standard">
      <style:text-properties style:font-name="Arial" officeooo:rsid="0019c910" officeooo:paragraph-rsid="001ae41a" fo:background-color="#d4ea6b"/>
    </style:style>
    <style:style style:name="P22" style:family="paragraph" style:parent-style-name="Standard">
      <style:text-properties style:font-name="Arial" officeooo:rsid="001a55b3" officeooo:paragraph-rsid="001a55b3" fo:background-color="#d4ea6b"/>
    </style:style>
    <style:style style:name="P23" style:family="paragraph" style:parent-style-name="Standard">
      <style:text-properties style:font-name="Arial" officeooo:rsid="001a55b3" officeooo:paragraph-rsid="001ae41a" fo:background-color="#d4ea6b"/>
    </style:style>
    <style:style style:name="P24" style:family="paragraph" style:parent-style-name="Standard">
      <style:text-properties style:font-name="Arial" officeooo:rsid="001a55b3" officeooo:paragraph-rsid="001a55b3" fo:background-color="#ffa6a6"/>
    </style:style>
    <style:style style:name="P25" style:family="paragraph" style:parent-style-name="Standard">
      <style:text-properties style:font-name="Arial" fo:font-weight="normal" officeooo:rsid="001b2fbf" officeooo:paragraph-rsid="001b2fbf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bb668" officeooo:paragraph-rsid="001bb668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1ddb2c" officeooo:paragraph-rsid="001ddb2c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1708a4" officeooo:paragraph-rsid="001ddb2c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1a55b3" officeooo:paragraph-rsid="001ae41a" fo:background-color="#d4ea6b" style:font-weight-asian="normal" style:font-weight-complex="normal"/>
    </style:style>
    <style:style style:name="P30" style:family="paragraph" style:parent-style-name="Standard">
      <style:paragraph-properties fo:break-before="page"/>
      <style:text-properties style:font-name="Arial" fo:font-weight="bold" officeooo:rsid="0019c910" officeooo:paragraph-rsid="0019c910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Arial" fo:font-weight="bold" officeooo:rsid="0019c910" officeooo:paragraph-rsid="001ae41a" style:font-weight-asian="bold" style:font-weight-complex="bold"/>
    </style:style>
    <style:style style:name="P32" style:family="paragraph" style:parent-style-name="Standard">
      <style:paragraph-properties fo:break-before="page"/>
      <style:text-properties style:font-name="Arial" fo:font-weight="bold" officeooo:rsid="001b2fbf" officeooo:paragraph-rsid="001b2fbf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Arial" fo:font-weight="bold" officeooo:rsid="00175269" officeooo:paragraph-rsid="00175269" style:font-weight-asian="bold" style:font-weight-complex="bold"/>
    </style:style>
    <style:style style:name="P34" style:family="paragraph" style:parent-style-name="Standard">
      <style:text-properties style:font-name="Arial" officeooo:rsid="0019c910" officeooo:paragraph-rsid="0019c910"/>
    </style:style>
    <style:style style:name="P35" style:family="paragraph" style:parent-style-name="Standard">
      <style:text-properties style:font-name="Arial" officeooo:rsid="0020408f" officeooo:paragraph-rsid="0020408f"/>
    </style:style>
    <style:style style:name="P36" style:family="paragraph" style:parent-style-name="Standard">
      <style:text-properties style:font-name="Arial" officeooo:rsid="001ae41a" officeooo:paragraph-rsid="001ae41a"/>
    </style:style>
    <style:style style:name="P37" style:family="paragraph" style:parent-style-name="Standard">
      <style:text-properties style:font-name="Arial" fo:font-weight="normal" officeooo:rsid="001b2fbf" officeooo:paragraph-rsid="001b2fbf" style:font-weight-asian="normal" style:font-weight-complex="normal"/>
    </style:style>
    <style:style style:name="P38" style:family="paragraph" style:parent-style-name="Standard">
      <style:text-properties style:font-name="Arial" fo:font-weight="normal" officeooo:rsid="0020408f" officeooo:paragraph-rsid="0020408f" style:font-weight-asian="normal" style:font-weight-complex="normal"/>
    </style:style>
    <style:style style:name="P39" style:family="paragraph">
      <style:paragraph-properties fo:text-align="center" style:writing-mode="lr-tb"/>
      <style:text-properties fo:font-size="12pt"/>
    </style:style>
    <style:style style:name="P40" style:family="paragraph">
      <style:paragraph-properties fo:text-align="end" style:writing-mode="lr-tb"/>
      <style:text-properties fo:font-size="12pt"/>
    </style:style>
    <style:style style:name="P41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42" style:family="paragraph">
      <style:paragraph-properties fo:text-align="center"/>
      <style:text-properties fo:font-size="12pt"/>
    </style:style>
    <style:style style:name="T1" style:family="text">
      <style:text-properties style:text-position="super 58%"/>
    </style:style>
    <style:style style:name="T2" style:family="text">
      <style:text-properties officeooo:rsid="0019c910"/>
    </style:style>
    <style:style style:name="T3" style:family="text">
      <style:text-properties officeooo:rsid="001a55b3"/>
    </style:style>
    <style:style style:name="T4" style:family="text">
      <style:text-properties officeooo:rsid="001ae41a"/>
    </style:style>
    <style:style style:name="T5" style:family="text">
      <style:text-properties officeooo:rsid="001ddb2c"/>
    </style:style>
    <style:style style:name="T6" style:family="text">
      <style:text-properties officeooo:rsid="0020408f"/>
    </style:style>
    <style:style style:name="T7" style:family="text">
      <style:text-properties fo:font-size="12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357cm" fo:min-width="5.135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358cm" fo:min-width="5.136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2.357cm" fo:min-width="5.133cm" style:run-through="foreground"/>
      <style:paragraph-properties style:writing-mode="lr-tb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.357cm" fo:min-width="5.136cm" style:run-through="foreground"/>
      <style:paragraph-properties style:writing-mode="lr-tb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166cm" fo:min-width="2.672cm" style:run-through="foreground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021 Spring CPSC 240</text:p>
      <text:p text:style-name="P2">Assignment 2 <text:s/>Quadratic Formula</text:p>
      <text:p text:style-name="P1"/>
      <text:p text:style-name="P1"/>
      <text:p text:style-name="P3">Preface</text:p>
      <text:p text:style-name="P1"/>
      <text:p text:style-name="P8">This program is based on Algebra II of the tenth grade. <text:s/>There the quadratic formula was taught. <text:s/>Now we build the software solutions for quadratic equations using hybrid programming techniques. <text:s/>Hybrid programming allows use to incorporate calls to modules written in other languages by other people.</text:p>
      <text:p text:style-name="P8"/>
      <text:p text:style-name="P8"/>
      <text:p text:style-name="P4">Requirements</text:p>
      <text:p text:style-name="P8"/>
      <text:p text:style-name="P8">A quadratic equation looks like ax<text:span text:style-name="T1">2</text:span> + bx + c = 0.0 where a, b, and c are the quadratic coefficient, the linear coefficient, and the constant coefficient respectively. <text:s/>The three number are floating point real numbers</text:p>
      <text:p text:style-name="P8"/>
      <text:p text:style-name="P8">Make a program that will input the coefficients and output the roots.</text:p>
      <text:p text:style-name="P8"/>
      <text:p text:style-name="P8"/>
      <text:p text:style-name="P33">Calling structure</text:p>
      <text:p text:style-name="P9"/>
      <text:p text:style-name="P9"><draw:g text:anchor-type="paragraph" draw:z-index="0" draw:style-name="gr1"><draw:custom-shape draw:name="Shape1" draw:style-name="gr2" draw:text-style-name="P41" svg:width="5.135cm" svg:height="2.357cm" svg:x="7.051cm" svg:y="0.019cm"><text:p text:style-name="P39"><text:span text:style-name="T7"/></text:p><text:p text:style-name="P39"><text:span text:style-name="T7"/></text:p><text:p text:style-name="P39"><text:span text:style-name="T7">Second_degree</text:span></text:p><text:p text:style-name="P39"><text:span text:style-name="T7"/></text:p><text:p text:style-name="P40"><text:span text:style-name="T8">C language</text:span></text:p><draw:enhanced-geometry svg:viewBox="0 0 21600 21600" draw:type="rectangle" draw:enhanced-path="M 0 0 L 21600 0 21600 21600 0 21600 0 0 Z N"/></draw:custom-shape><draw:custom-shape draw:name="Shape1_3" draw:style-name="gr2" draw:text-style-name="P41" svg:width="5.135cm" svg:height="2.357cm" svg:x="7.051cm" svg:y="3.577cm"><text:p text:style-name="P39"><text:span text:style-name="T7"/></text:p><text:p text:style-name="P39"><text:span text:style-name="T7"/></text:p><text:p text:style-name="P39"><text:span text:style-name="T7">Quadratic</text:span></text:p><text:p text:style-name="P39"><text:span text:style-name="T7"/></text:p><text:p text:style-name="P40"><text:span text:style-name="T8">X86</text:span></text:p><draw:enhanced-geometry svg:viewBox="0 0 21600 21600" draw:type="rectangle" draw:enhanced-path="M 0 0 L 21600 0 21600 21600 0 21600 0 0 Z N"/></draw:custom-shape><draw:custom-shape draw:name="Shape1_2" draw:style-name="gr3" draw:text-style-name="P41" svg:width="5.137cm" svg:height="2.359cm" svg:x="4.299cm" svg:y="7.547cm"><text:p text:style-name="P39"><text:span text:style-name="T7"/></text:p><text:p text:style-name="P39"><text:span text:style-name="T7"/></text:p><text:p text:style-name="P39"><text:span text:style-name="T7">isfloat</text:span></text:p><text:p text:style-name="P39"><text:span text:style-name="T7"/></text:p><text:p text:style-name="P40"><text:span text:style-name="T8">C++ <text:s/></text:span></text:p><draw:enhanced-geometry svg:viewBox="0 0 21600 21600" draw:type="rectangle" draw:enhanced-path="M 0 0 L 21600 0 21600 21600 0 21600 0 0 Z N"/></draw:custom-shape><draw:custom-shape draw:name="Shape1_4" draw:style-name="gr4" draw:text-style-name="P41" svg:width="5.134cm" svg:height="2.357cm" svg:x="11.339cm" svg:y="7.59cm"><text:p text:style-name="P39"><text:span text:style-name="T7"/></text:p><text:p text:style-name="P39"><text:span text:style-name="T7"/></text:p><text:p text:style-name="P39"><text:span text:style-name="T7">Quad library</text:span></text:p><text:p text:style-name="P39"><text:span text:style-name="T7"/></text:p><text:p text:style-name="P40"><text:span text:style-name="T8">C++ private library <text:s/></text:span></text:p><draw:enhanced-geometry svg:viewBox="0 0 21600 21600" draw:type="rectangle" draw:enhanced-path="M 0 0 L 21600 0 21600 21600 0 21600 0 0 Z N"/></draw:custom-shape><draw:custom-shape draw:name="Shape1_0" draw:style-name="gr5" draw:text-style-name="P41" svg:width="5.137cm" svg:height="2.357cm" svg:x="4.299cm" svg:y="10.957cm"><text:p text:style-name="P39"><text:span text:style-name="T7"/></text:p><text:p text:style-name="P39"><text:span text:style-name="T7"/></text:p><text:p text:style-name="P39"><text:span text:style-name="T7">isdigit</text:span></text:p><text:p text:style-name="P39"><text:span text:style-name="T7"/></text:p><text:p text:style-name="P40"><text:span text:style-name="T8">C++ public library </text:span></text:p><draw:enhanced-geometry svg:viewBox="0 0 21600 21600" draw:type="rectangle" draw:enhanced-path="M 0 0 L 21600 0 21600 21600 0 21600 0 0 Z N"/></draw:custom-shape><draw:custom-shape draw:name="Shape1_1" draw:style-name="gr6" draw:text-style-name="P41" svg:width="2.673cm" svg:height="1.167cm" svg:x="14.963cm" svg:y="4.094cm"><text:p text:style-name="P39"><text:span text:style-name="T7"/></text:p><text:p text:style-name="P39"><text:span text:style-name="T9">Run</text:span></text:p><text:p text:style-name="P40"><text:span text:style-name="T8">Bash</text:span></text:p><draw:enhanced-geometry svg:viewBox="0 0 21600 21600" draw:type="rectangle" draw:enhanced-path="M 0 0 L 21600 0 21600 21600 0 21600 0 0 Z N"/></draw:custom-shape><draw:line draw:name="Shape2" draw:style-name="gr7" draw:text-style-name="P42" svg:x1="9.723cm" svg:y1="5.932cm" svg:x2="9.749cm" svg:y2="6.872cm"><text:p/></draw:line><draw:line draw:name="Shape3" draw:style-name="gr7" draw:text-style-name="P42" svg:x1="7.052cm" svg:y1="6.848cm" svg:x2="13.8cm" svg:y2="6.848cm"><text:p/></draw:line><draw:line draw:name="Shape2_0" draw:style-name="gr7" draw:text-style-name="P42" svg:x1="7.024cm" svg:y1="6.848cm" svg:x2="7.052cm" svg:y2="7.548cm"><text:p/></draw:line><draw:line draw:name="Shape2_1" draw:style-name="gr7" draw:text-style-name="P42" svg:x1="13.799cm" svg:y1="6.848cm" svg:x2="13.827cm" svg:y2="7.548cm"><text:p/></draw:line><draw:line draw:name="Shape2_2" draw:style-name="gr7" draw:text-style-name="P42" svg:x1="6.919cm" svg:y1="9.905cm" svg:x2="6.919cm" svg:y2="10.956cm"><text:p/></draw:line><draw:line draw:name="Shape2_3" draw:style-name="gr7" draw:text-style-name="P42" svg:x1="9.645cm" svg:y1="2.374cm" svg:x2="9.645cm" svg:y2="3.577cm"><text:p/></draw:line></draw:g></text:p>
      <text:p text:style-name="P9"/>
      <text:p text:style-name="P9"/>
      <text:p text:style-name="P11">C Language required <text:span text:style-name="T2">== &gt;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Quad library is a file containing three functions:</text:p>
      <text:p text:style-name="P12"><text:tab/>void show_no_root()</text:p>
      <text:p text:style-name="P12"><text:tab/>void show_one_root(double root)</text:p>
      <text:p text:style-name="P12"><text:tab/>void show_two_root(double root1, double root2)</text:p>
      <text:p text:style-name="P12"/>
      <text:p text:style-name="P12">yes, I know this violates the rule of one to one correspondence between functions and files. <text:s/>However in this case, the three functions are so trivial we should just put all three in one file.</text:p>
      <text:p text:style-name="P12"/>
      <text:p text:style-name="P35">You’re really lucky. <text:s/>Three out of five modules are written in C++.</text:p>
      <text:p text:style-name="P30">Sample execution <text:span text:style-name="T4">with valid inputs</text:span></text:p>
      <text:p text:style-name="P12"/>
      <text:p text:style-name="P20">Welcome to Root Calculator</text:p>
      <text:p text:style-name="P20">Programmed by John Paul Jones, Professional Programmer.</text:p>
      <text:p text:style-name="P12"/>
      <text:p text:style-name="P15">This program will find the roots of any quadratic equation. </text:p>
      <text:p text:style-name="P15">Please enter the three <text:span text:style-name="T3">floating point </text:span>coefficients of a quadratic equation in the order a, b, c separated by white space<text:span text:style-name="T3">s</text:span>. <text:s/>Then press enter: <text:s text:c="2"/><text:span text:style-name="T3">3.7 <text:s text:c="2"/>-2.955 <text:s text:c="2"/>5.14 <text:s text:c="2"/>&lt;enter&gt;</text:span></text:p>
      <text:p text:style-name="P15"/>
      <text:p text:style-name="P17">Thank you. <text:s/>The equation is <text:s/>3.7x^2 <text:s/>+ <text:s/>-2.955x <text:s/>+ <text:s/>5.14 <text:s/>= <text:s/>0.0</text:p>
      <text:p text:style-name="P17"/>
      <text:p text:style-name="P24">The roots are -11.83561 <text:s/>and <text:s/>5.87893</text:p>
      <text:p text:style-name="P17">One of these roots will be returned to the caller function.</text:p>
      <text:p text:style-name="P22">The main driver received -11.83561 and has decided to keep.</text:p>
      <text:p text:style-name="P22">Now 0 will be returned to the operating system. <text:s/>Have a nice day. <text:s/>Bye.</text:p>
      <text:p text:style-name="P14"/>
      <text:p text:style-name="P14"/>
      <text:p text:style-name="P14">Color codes:</text:p>
      <text:p text:style-name="P14">The text in yellow is produced by the module “Quadratic”.</text:p>
      <text:p text:style-name="P14">The text in green is produced by the driver.</text:p>
      <text:p text:style-name="P14">The text in pink is produced by a function in the quad library.</text:p>
      <text:p text:style-name="P14"/>
      <text:p text:style-name="P36">Footnote: The displayed roots <text:span text:style-name="T6">on this page </text:span>are not mathematically correct. <text:s/>They are for visual effect only.</text:p>
      <text:p text:style-name="P36"/>
      <text:p text:style-name="P35">Your outputs must be mathematically correct.</text:p>
      <text:p text:style-name="P31">Sample execution <text:span text:style-name="T4">with invalid inputs</text:span></text:p>
      <text:p text:style-name="P5"/>
      <text:p text:style-name="P5"/>
      <text:p text:style-name="P21">Welcome to Root Calculator</text:p>
      <text:p text:style-name="P21">Programmed by John Paul Jones, Professional Programmer.</text:p>
      <text:p text:style-name="P13"/>
      <text:p text:style-name="P16">This program will find the roots of any quadratic equation. </text:p>
      <text:p text:style-name="P16">Please enter the three <text:span text:style-name="T3">floating point </text:span>coefficients of a quadratic equation in the order a, b, c separated by white space<text:span text:style-name="T3">s</text:span>. <text:s/>Then press enter: <text:s text:c="2"/><text:span text:style-name="T4">2.6 <text:s text:c="2"/>&lt;enter&gt;</text:span></text:p>
      <text:p text:style-name="P19">5U4.85 <text:s text:c="2"/>&lt;enter&gt;</text:p>
      <text:p text:style-name="P19">3.999 <text:s text:c="4"/>&lt;enter&gt;</text:p>
      <text:p text:style-name="P16"/>
      <text:p text:style-name="P19">Invalid input data detected. <text:s/>You may run this program again.</text:p>
      <text:p text:style-name="P18"/>
      <text:p text:style-name="P23">The main driver received <text:s/><text:span text:style-name="T4">0.00000</text:span> and has decided to keep <text:span text:style-name="T4">it.</text:span></text:p>
      <text:p text:style-name="P29">Now 0 will be returned to the operating system. <text:s/>Have a nice day. <text:s/>Bye.</text:p>
      <text:p text:style-name="P5"/>
      <text:p text:style-name="P5"/>
      <text:p text:style-name="P5"/>
      <text:p text:style-name="P5"/>
      <text:p text:style-name="P5"/>
      <text:p text:style-name="P32">Finish the assignment</text:p>
      <text:p text:style-name="P25"/>
      <text:p text:style-name="P25">You need to submit five files. <text:s text:c="2"/>There is a sixth function isdigit, but that is part of the C++ library of functions. <text:s text:c="2"/>You don’t have to submit copies of functions in public software libraries.</text:p>
      <text:p text:style-name="P25"/>
      <text:p text:style-name="P25">Next, make your software have the appearance of professionalism. <text:s/>Make your source files cosmetically so appealing that you will gladly show your work to the technical interviewer during the job search process.</text:p>
      <text:p text:style-name="P25"/>
      <text:p text:style-name="P25">Make sure your code is licensed by GPL3.</text:p>
      <text:p text:style-name="P25"/>
      <text:p text:style-name="P38">If you use code such as a complete function with an open source license and you make absolutely no changes to the code, then there is no point in adding your own second license to the function. <text:s/>The original license is enough.</text:p>
      <text:p text:style-name="P25"/>
      <text:p text:style-name="P25">Make sure all the professor’s comments are removed. <text:s/>You may freely reuse source code instructions. <text:s/>That is the permission given to you by the GPL3.</text:p>
      <text:p text:style-name="P25"/>
      <text:p text:style-name="P25">All numbers in this program are 64-bit float numbers.</text:p>
      <text:p text:style-name="P25"/>
      <text:p text:style-name="P25">When outputting a float number show from 6 to 12 decimal digits on the right of the point. <text:s/>You decide on the exact number of digits.</text:p>
      <text:p text:style-name="P25"/>
      <text:p text:style-name="P25">Replace the fake name in the sample dialog with your own name.</text:p>
      <text:p text:style-name="P25"/>
      <text:p text:style-name="P25"/>
      <text:p text:style-name="P25"/>
      <text:p text:style-name="P25"/>
      <text:p text:style-name="P6">Submission</text:p>
      <text:p text:style-name="P25"/>
      <text:p text:style-name="P26">Make sure you submit all five files the first time. <text:s/>There is no second chance to submit one missing file later. <text:s/>It is best not to zip the files. <text:s/>Simpl<text:span text:style-name="T5">y</text:span> send 5 attachments.</text:p>
      <text:p text:style-name="P26"/>
      <text:p text:style-name="P27">Send to holliday@fullerton.edu <text:s/>with subject line: “240-x assignment 2 for credit”. <text:s/>Replace the ‘x’ with the number of your own section.</text:p>
      <text:p text:style-name="P27"/>
      <text:p text:style-name="P28">Dates: <text:s/>Submitted programs must be time stamped (Pacific time zone) between February 28, 2021 at 2:00am and March 1, 2021 at 2:00a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08:58:12.800330779</meta:creation-date>
    <dc:date>2021-02-16T20:39:24.084219431</dc:date>
    <meta:editing-duration>PT32M43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5" meta:paragraph-count="54" meta:word-count="700" meta:character-count="4172" meta:non-whitespace-character-count="3462"/>
  </office:meta>
</office:document-meta>
</file>